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file has it's sole purpose to get opened by an executable so it is locked during opera installer selftest runs. This is to check that the HandleInfo class is working like it shou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Øyvind Østlund</meta:initial-creator>
    <meta:creation-date>2010-11-08T13:47:58.91</meta:creation-date>
    <meta:document-statistic meta:table-count="0" meta:image-count="0" meta:object-count="0" meta:page-count="1" meta:paragraph-count="1" meta:word-count="34" meta:character-count="186"/>
    <dc:date>2010-11-08T13:49:44.18</dc:date>
    <dc:creator>Øyvind Østlund</dc:creator>
    <meta:editing-duration>PT00H01M45S</meta:editing-duration>
    <meta:editing-cycles>1</meta:editing-cycles>
    <meta:generator>OpenOffice.org/3.2$Win32 OpenOffice.org_project/320m18$Build-9502</meta:generator>
  </office:meta>
</office:document-meta>
</file>